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96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3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ccf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Default"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scribir la funcion es_palíndromo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min</text:p>
          </table:table-cell>
          <table:table-cell office:value-type="string">
            <text:p>45min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scribir la funcion es_de_fibonacci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min</text:p>
          </table:table-cell>
          <table:table-cell office:value-type="string">
            <text:p>25min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rogramar un ahorcado con sus respectivos tests usando rspec</text:p>
          </table:table-cell>
          <table:table-cell office:value-type="date" office:date-value="2013-04-06">
            <text:p>06/04/13</text:p>
          </table:table-cell>
          <table:table-cell office:value-type="string">
            <text:p>1,5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el artículo “Scrum Handbook”</text:p>
          </table:table-cell>
          <table:table-cell office:value-type="date" office:date-value="2013-04-23">
            <text:p>23/04/13</text:p>
          </table:table-cell>
          <table:table-cell table:number-columns-repeated="2" office:value-type="string">
            <text:p>3 horas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rogramar la interfaz para el ahorcado usando Sinatra</text:p>
          </table:table-cell>
          <table:table-cell office:value-type="date" office:date-value="2013-04-27">
            <text:p>27/04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egún Clements [Cle96a]: La AS es, a grandes rasgos, una vista del sistema que incluye los componentes principales del mismo, la conducta de esos componentes según se la percibe desde el resto del sistema y las formas en que los componentes interactúan y se coordinan para alcanzar la misión del sistema. La vista arquitectónica es una vista abstracta, aportando el más alto nivel de comprensión y la supresión o diferimiento del detalle inherente a la mayor parte de las abstracciones. Fuente: Introducción a la Arquitectura de Software | Versión 1.0 – Marzo de 2004 | Carlos Billy Reynoso | UNIVERSIDAD DE BUENOS AIRES</text:p>
          </table:table-cell>
          <table:table-cell office:value-type="date" office:date-value="2013-04-28">
            <text:p>28/04/13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er artículos sobre Arquitectura y atributos de calidad</text:p>
          </table:table-cell>
          <table:table-cell office:value-type="date" office:date-value="2013-05-05">
            <text:p>05/05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er artículo “Delineando el alcance” para hacer el story map</text:p>
          </table:table-cell>
          <table:table-cell office:value-type="date" office:date-value="2013-05-19">
            <text:p>19/05/13</text:p>
          </table:table-cell>
          <table:table-cell office:value-type="string">
            <text:p>1 horas</text:p>
          </table:table-cell>
          <table:table-cell office:value-type="string">
            <text:p>30 min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rmar el Story Map de Money Calendar</text:p>
          </table:table-cell>
          <table:table-cell office:value-type="date" office:date-value="2013-05-20">
            <text:p>20/05/13</text:p>
          </table:table-cell>
          <table:table-cell office:value-type="string">
            <text:p>30 min</text:p>
          </table:table-cell>
          <table:table-cell/>
        </table:table-row>
        <table:table-row table:style-name="ro3" table:number-rows-repeated="9">
          <table:table-cell table:number-columns-repeated="2"/>
          <table:table-cell table:style-name="ce2"/>
          <table:table-cell table:number-columns-repeated="2"/>
        </table:table-row>
        <table:table-row table:style-name="ro3">
          <table:table-cell table:number-columns-repeated="2"/>
          <table:table-cell table:style-name="ce2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3-22T02:27:27</meta:creation-date>
    <meta:generator>LibreOffice/3.5$Linux_X86_64 LibreOffice_project/350m1$Build-2</meta:generator>
    <dc:date>2013-05-20T05:37:41</dc:date>
    <dc:creator>Mariano </dc:creator>
    <meta:editing-duration>PT11M54S</meta:editing-duration>
    <meta:editing-cycles>13</meta:editing-cycles>
    <meta:document-statistic meta:table-count="3" meta:cell-count="54" meta:object-count="0"/>
  </office:meta>
</office:document-meta>
</file>